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ear_Breed</text:p>
          </table:table-cell>
          <table:table-cell office:value-type="string" calcext:value-type="string">
            <text:p>Near_Beer</text:p>
          </table:table-cell>
          <table:table-cell office:value-type="string" calcext:value-type="string">
            <text:p>With_Clean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bir Nayeem</meta:initial-creator>
    <meta:creation-date>2019-10-28T10:12:40.607944358</meta:creation-date>
    <dc:date>2019-10-28T10:39:23.209601797</dc:date>
    <dc:creator>Kabir Nayeem</dc:creator>
    <meta:editing-duration>PT26M41S</meta:editing-duration>
    <meta:editing-cycles>6</meta:editing-cycles>
    <meta:generator>LibreOffice/6.3.2.2$Linux_X86_64 LibreOffice_project/30$Build-2</meta:generator>
    <meta:document-statistic meta:table-count="1" meta:cell-count="15" meta:object-count="0"/>
  </office:meta>
</office:document-meta>
</file>